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sub 58%"/>
    </style:style>
    <style:style style:name="T3" style:family="text">
      <style:text-properties style:text-position="sub 58%"/>
    </style:style>
  </office:automatic-styles>
  <office:body>
    <office:text>
      <text:p text:style-name="Title">엘머로 최적화(Optimization)</text:p>
      <text:p text:style-name="Author">DymaxionKim</text:p>
      <text:p text:style-name="Date">2017-08-??</text:p>
      <text:h text:style-name="Heading_20_2" text:outline-level="2">1. 개요</text:h>
      <text:p text:style-name="First_20_paragraph">Ref.</text:p>
      <text:p text:style-name="Text_20_body">http://web.maths.unsw.edu.au/<text:span text:style-name="T1">mclean/</text:span><text:span text:style-name="T2"> </text:span><text:span text:style-name="T3">http://web.maths.unsw.edu.au/</text:span>mclean/talks/simpleFEM.pdf</text:p>
      <text:p text:style-name="Text_20_body">http://juliafem.org/</text:p>
      <text:p text:style-name="Text_20_body">https://homepages.warwick.ac.uk/staff/C.Ortner/index.php?page=home</text:p>
      <text:p text:style-name="Text_20_body">https://www.featool.com/categories/FE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최적화(Optimization)</dc:title>
  </office:meta>
</office:document-meta>
</file>